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xml:id="id1" draw:id="id1" draw:layer="layout" svg:width="8.89cm" svg:height="1.905cm" svg:x="6.08cm" svg:y="2.27cm">
            <text:p text:style-name="P1">Start</text:p>
          </draw:ellipse>
          <draw:rect draw:style-name="gr1" draw:text-style-name="P1" xml:id="id2" draw:id="id2" draw:layer="layout" svg:width="10.16cm" svg:height="3.175cm" svg:x="6.08cm" svg:y="6.08cm">
            <text:p text:style-name="P1">Enter Students records</text:p>
          </draw:rect>
          <draw:rect draw:style-name="gr1" draw:text-style-name="P1" draw:layer="layout" svg:width="9.525cm" svg:height="3.175cm" svg:x="6.08cm" svg:y="9.89cm">
            <text:p text:style-name="P1">Enter Teachers, classes </text:p>
            <text:p text:style-name="P1">and subjects</text:p>
          </draw:rect>
          <draw:rect draw:style-name="gr1" draw:text-style-name="P1" draw:layer="layout" svg:width="10.795cm" svg:height="3.175cm" svg:x="6.08cm" svg:y="14.335cm">
            <text:p text:style-name="P1">Enter Student in a term</text:p>
          </draw:rect>
          <draw:rect draw:style-name="gr1" draw:text-style-name="P1" draw:layer="layout" svg:width="10.795cm" svg:height="2.54cm" svg:x="6.08cm" svg:y="18.78cm">
            <text:p text:style-name="P1">Enter students course</text:p>
          </draw:rect>
          <draw:rect draw:style-name="gr1" draw:text-style-name="P1" draw:layer="layout" svg:width="11.43cm" svg:height="1.905cm" svg:x="6.08cm" svg:y="22.59cm">
            <text:p text:style-name="P1">Enter grades</text:p>
          </draw:rect>
          <draw:rect draw:style-name="gr1" draw:text-style-name="P1" draw:layer="layout" svg:width="11.43cm" svg:height="1.81cm" svg:x="6.08cm" svg:y="25.13cm">
            <text:p text:style-name="P1">Generate fees and grade reports</text:p>
          </draw:rect>
          <draw:connector draw:style-name="gr2" draw:text-style-name="P1" draw:layer="layout" svg:x1="10.525cm" svg:y1="4.175cm" svg:x2="11.16cm" svg:y2="6.08cm" draw:start-shape="id1" draw:start-glue-point="2" draw:end-shape="id2" svg:d="m10525 4175v953h635v952">
            <text:p/>
          </draw:connector>
        </draw:g>
      </draw:page>
      <draw:page draw:name="page2" draw:style-name="dp1" draw:master-page-name="Default">
        <draw:rect draw:style-name="gr1" draw:text-style-name="P1" xml:id="id3" draw:id="id3" draw:layer="layout" svg:width="5.715cm" svg:height="3.175cm" svg:x="1.635cm" svg:y="2.27cm">
          <text:p text:style-name="P1">Student</text:p>
        </draw:rect>
        <draw:rect draw:style-name="gr1" draw:text-style-name="P1" xml:id="id6" draw:id="id6" draw:layer="layout" svg:width="5.08cm" svg:height="3.175cm" svg:x="8.62cm" svg:y="2.27cm">
          <text:p text:style-name="P1">Teachers</text:p>
        </draw:rect>
        <draw:rect draw:style-name="gr1" draw:text-style-name="P1" xml:id="id8" draw:id="id8" draw:layer="layout" svg:width="5.08cm" svg:height="3.175cm" svg:x="14.97cm" svg:y="2.27cm">
          <text:p text:style-name="P1">Subjects</text:p>
        </draw:rect>
        <draw:rect draw:style-name="gr1" draw:text-style-name="P1" xml:id="id5" draw:id="id5" draw:layer="layout" svg:width="4.445cm" svg:height="3.175cm" svg:x="8.62cm" svg:y="7.35cm">
          <text:p text:style-name="P1">Term</text:p>
        </draw:rect>
        <draw:rect draw:style-name="gr1" draw:text-style-name="P1" xml:id="id7" draw:id="id7" draw:layer="layout" svg:width="5.08cm" svg:height="3.175cm" svg:x="14.97cm" svg:y="7.35cm">
          <text:p text:style-name="P1">Course Term</text:p>
        </draw:rect>
        <draw:rect draw:style-name="gr1" draw:text-style-name="P1" xml:id="id4" draw:id="id4" draw:layer="layout" svg:width="5.715cm" svg:height="3.175cm" svg:x="1.635cm" svg:y="7.35cm">
          <text:p text:style-name="P1">Student Term</text:p>
        </draw:rect>
        <draw:connector draw:style-name="gr2" draw:text-style-name="P1" draw:layer="layout" svg:x1="4.492cm" svg:y1="5.445cm" svg:x2="4.492cm" svg:y2="7.35cm" draw:start-shape="id3" draw:start-glue-point="2" draw:end-shape="id4" draw:end-glue-point="0" svg:d="m4492 5445v1905">
          <text:p/>
        </draw:connector>
        <draw:connector draw:style-name="gr2" draw:text-style-name="P1" draw:layer="layout" svg:x1="8.62cm" svg:y1="8.937cm" svg:x2="7.35cm" svg:y2="8.937cm" draw:start-shape="id5" draw:start-glue-point="3" draw:end-shape="id4" svg:d="m8620 8937h-1270">
          <text:p/>
        </draw:connector>
        <draw:connector draw:style-name="gr2" draw:text-style-name="P1" draw:layer="layout" svg:x1="11.16cm" svg:y1="5.445cm" svg:x2="17.51cm" svg:y2="7.35cm" draw:start-shape="id6" draw:start-glue-point="2" draw:end-shape="id7" svg:d="m11160 5445v953h6350v952">
          <text:p/>
        </draw:connector>
        <draw:connector draw:style-name="gr2" draw:text-style-name="P1" draw:layer="layout" svg:x1="17.51cm" svg:y1="5.445cm" svg:x2="17.51cm" svg:y2="7.35cm" draw:start-shape="id8" draw:start-glue-point="2" draw:end-shape="id7" draw:end-glue-point="0" svg:d="m17510 5445v1905">
          <text:p/>
        </draw:connector>
        <draw:connector draw:style-name="gr2" draw:text-style-name="P1" draw:layer="layout" svg:x1="13.065cm" svg:y1="8.937cm" svg:x2="14.97cm" svg:y2="8.937cm" draw:start-shape="id5" draw:start-glue-point="1" draw:end-shape="id7" svg:d="m13065 8937h1905">
          <text:p/>
        </draw:connector>
        <draw:rect draw:style-name="gr1" draw:text-style-name="P1" xml:id="id9" draw:id="id9" draw:layer="layout" svg:width="6.985cm" svg:height="3.81cm" svg:x="8.62cm" svg:y="13.065cm">
          <text:p text:style-name="P1">Student Grades</text:p>
        </draw:rect>
        <draw:connector draw:style-name="gr2" draw:text-style-name="P1" draw:layer="layout" svg:x1="4.492cm" svg:y1="10.525cm" svg:x2="12.112cm" svg:y2="13.065cm" draw:start-shape="id4" draw:start-glue-point="2" draw:end-shape="id9" svg:d="m4492 10525v1270h7620v1270">
          <text:p/>
        </draw:connector>
        <draw:connector draw:style-name="gr2" draw:text-style-name="P1" draw:layer="layout" svg:x1="17.51cm" svg:y1="10.525cm" svg:x2="12.112cm" svg:y2="13.065cm" draw:start-shape="id7" draw:start-glue-point="2" draw:end-shape="id9" svg:d="m17510 10525v1270h-5398v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ot </meta:initial-creator>
    <meta:creation-date>2011-03-11T10:23:05</meta:creation-date>
    <dc:date>2011-03-11T11:55:50</dc:date>
    <dc:creator>root </dc:creator>
    <meta:editing-duration>PT1H15M5S</meta:editing-duration>
    <meta:editing-cycles>1</meta:editing-cycles>
    <meta:document-statistic meta:object-count="23"/>
    <meta:generator>OpenOffice.org/3.3$Unix OpenOffice.org_project/330m20$Build-9567</meta:generator>
  </office:meta>
</office:document-meta>
</file>